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Roman No9 L" svg:font-family="Nimbus Roman No9 L"/>
    <style:font-face style:name="DejaVu Sans Mono" svg:font-family="DejaVu Sans Mono"/>
  </office:font-face-decls>
  <office:automatic-styles>
    <style:style style:family="text" style:name="T1" style:display-name="T1">
      <style:text-properties style:font-name="Nimbus Roman No9 L" fo:font-size="12pt" fo:language="en" fo:country="US" fo:font-weight="normal"/>
    </style:style>
    <style:style style:family="text" style:name="T2" style:display-name="T2" style:parent-style-name="Teletype-text">
      <style:text-properties fo:color="#000000" style:font-name="Nimbus Roman No9 L" fo:font-size="12pt" fo:language="en" fo:country="US" fo:font-weight="normal"/>
    </style:style>
    <style:style style:family="text" style:name="T3" style:display-name="T3">
      <style:text-properties style:font-name="Nimbus Roman No9 L"/>
    </style:style>
    <style:style style:family="text" style:name="T4" style:display-name="T4">
      <style:text-properties style:font-name="DejaVu Sans Mono" fo:font-size="10pt"/>
    </style:style>
    <style:style style:family="paragraph" style:name="P10" style:display-name="P10" style:parent-style-name="Normal">
      <style:text-properties fo:color="#000000" fo:language="en" fo:country="GB"/>
    </style:style>
    <style:style style:family="paragraph" style:name="P11" style:display-name="P11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5" style:display-name="P5" style:parent-style-name="Heading-3">
      <style:paragraph-properties fo:text-align="justify"/>
      <style:text-properties fo:color="#000000" fo:language="en" fo:country="GB"/>
    </style:style>
    <style:style style:family="paragraph" style:name="P6" style:display-name="P6" style:parent-style-name="Text-body">
      <style:paragraph-properties fo:text-align="left" style:writing-mode="lr"/>
      <style:text-properties fo:color="#000000" fo:language="en" fo:country="GB"/>
    </style:style>
    <style:style style:family="paragraph" style:name="P7" style:display-name="P7" style:parent-style-name="Text-body">
      <style:paragraph-properties fo:text-align="justify"/>
      <style:text-properties fo:color="#000000" fo:language="en" fo:country="GB"/>
    </style:style>
    <style:style style:family="paragraph" style:name="P8" style:display-name="P8" style:parent-style-name="Text-body">
      <style:paragraph-properties fo:text-align="left"/>
      <style:text-properties fo:color="#000000" fo:language="en" fo:country="GB" fo:font-weight="normal"/>
    </style:style>
    <style:style style:family="paragraph" style:name="P9" style:display-name="P9" style:parent-style-name="Text-body">
      <style:paragraph-properties fo:text-align="left" style:writing-mode="lr"/>
      <style:text-properties fo:color="#000000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8: ismember function</text:p>
        <text:p text:style-name="P2"/>
        <text:p text:style-name="P3"/>
        <text:p text:style-name="P3">Title: ismember function</text:p>
        <text:p text:style-name="P3">Version: 1.0</text:p>
        <text:p text:style-name="P3">Author: Samuel Gougeon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4th, 2013</text:p>
        <text:p text:style-name="P2"/>
        <text:p text:style-name="P3"/>
        <text:p text:style-name="P4">Abstract</text:p>
        <text:p text:style-name="P4"><text:span text:style-name="T1">This SEP describes the definition of the ismember </text:span>function.</text:p>
        <text:p text:style-name="P3"/>
        <text:p text:style-name="P5">Rationale</text:p>
        <text:p text:style-name="P6">ismember(A, B, highest) returns a matrix of A’s size. loc(i, j) = linear index in B of the first</text:p>
        <text:p text:style-name="P6">(highest == %f), or the last (highest == %t) occurrence of A(i, j). loc(i, j) returns zero if A(i, j) is not found.</text:p>
        <text:p text:style-name="P6">%inf and -%inf values are supported either in A or B, but not %nan.</text:p>
        <text:p text:style-name="P7"/>
        <text:p text:style-name="P7"><text:span text:style-name="T2">Only one calling sequence is available</text:span><text:span text:style-name="T3">:</text:span>﻿</text:p>
        <text:p text:style-name="P7"> <text:s text:c="3"/>loc = ismember(A, B, highest)</text:p>
        <text:p text:style-name="P7"/>
        <text:p text:style-name="P5">Example Usage</text:p>
        <text:p text:style-name="P8"/>
        <text:p text:style-name="P9">﻿A = [1 8 4 5 2 1];</text:p>
        <text:p text:style-name="P9">B = [9 7 4 2 1 4];</text:p>
        <text:p text:style-name="P9"/>
        <text:p text:style-name="P9">loc = ismember(A, B, %t)</text:p>
        <text:p text:style-name="P9">// Returns [5 0 6 0 4 5] because the last occurrence in B of the third element of A (which is 4) is in sixth position</text:p>
        <text:p text:style-name="P9"/>
        <text:p text:style-name="P9">loc = ismember(A, B, %f)</text:p>
        <text:p text:style-name="P9">// Returns [5 0 3 0 4 5] because the first occurrence in B of the third element of A (which is 4) is in third position</text:p>
        <text:p text:style-name="P8"/>
        <text:p text:style-name="P5">Changelog</text:p>
        <text:p text:style-name="P7"><text:tab/><text:span text:style-name="T4">1.0 – Initial Version </text:span></text:p>
        <text:p text:style-name="P5">Copyright</text:p>
        <text:p text:style-name="P10"><text:tab/>This document has been placed under the license CeCILL-B.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Sans L" svg:font-family="Nimbus Sans L"/>
    <style:font-face style:name="StarSymbol" svg:font-family="StarSymbol"/>
    <style:font-face style:name="Nimbus Roman No9 L" svg:font-family="Nimbus Roman No9 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/>
    <style:style style:family="text" style:name="Bullet-Symbols-text" style:display-name="Bullet Symbols_text">
      <style:text-properties style:font-name="StarSymbol" fo:font-size="9pt"/>
    </style:style>
    <style:style style:family="text" style:name="Teletype-text" style:display-name="Teletype_text">
      <style:text-properties style:font-name="DejaVu Sans Mono"/>
    </style:style>
    <style:style style:family="paragraph" style:name="Table-Heading" style:display-name="Table Heading" style:parent-style-name="Normal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Preformatted-Text" style:display-name="Preformatted Text" style:parent-style-name="Normal">
      <style:text-properties style:font-name="DejaVu Sans Mono" fo:font-size="10pt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